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2.49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765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3.65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1.48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2.30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863cm" fo:min-width="3.659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863cm" fo:min-width="1.489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863cm" fo:min-width="2.303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001cm" fo:min-width="1.005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001cm" fo:min-width="1.532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847cm" fo:min-width="1.25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44cm" fo:min-width="1.138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44cm" fo:min-width="1.253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44cm" fo:min-width="1.253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44cm" fo:min-width="1.253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9cm" fo:min-width="0.91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9cm" fo:min-width="0.91cm" fo:padding-top="0.125cm" fo:padding-bottom="0.125cm" fo:padding-left="0.25cm" fo:padding-right="0.25cm" fo:wrap-option="wrap"/>
    </style:style>
    <style:style style:name="gr23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0cm" fo:text-align="end"/>
    </style:style>
    <style:style style:name="P5" style:family="paragraph">
      <loext:graphic-properties draw:fill="none"/>
      <style:paragraph-properties fo:margin-top="0cm" fo:margin-bottom="0cm" fo:line-height="0cm" fo:text-align="end" style:font-independent-line-spacing="true"/>
      <style:text-properties fo:font-size="18pt"/>
    </style:style>
    <style:style style:name="P6" style:family="paragraph">
      <style:paragraph-properties fo:margin-top="0cm" fo:margin-bottom="0cm" fo:line-height="0cm" fo:text-align="start"/>
    </style:style>
    <style:style style:name="P7" style:family="paragraph">
      <loext:graphic-properties draw:fill="none"/>
      <style:paragraph-properties fo:margin-top="0cm" fo:margin-bottom="0cm" fo:line-height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0pt" style:font-size-asian="20pt" style:font-size-complex="20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Times New Roman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Times New Roman" fo:font-size="10.5pt" fo:letter-spacing="normal" fo:font-style="italic" style:text-underline-style="none" fo:font-weight="normal" style:font-name-asian="DejaVu Sans" style:font-size-asian="10.5pt" style:font-style-asian="italic" style:font-weight-asian="normal" style:font-name-complex="DejaVu Sans" style:font-size-complex="10.5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name="CustomShape 1" draw:style-name="gr1" draw:text-style-name="P1" draw:layer="layout" svg:width="12.995cm" svg:height="0.001cm" svg:x="0.554cm" svg:y="2.77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1" draw:layer="layout" svg:width="0.001cm" svg:height="2.014cm" svg:x="2.241cm" svg:y="0.76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2" draw:text-style-name="P1" draw:layer="layout" svg:width="0.001cm" svg:height="2.014cm" svg:x="6.402cm" svg:y="0.76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" draw:text-style-name="P1" draw:layer="layout" svg:width="0.001cm" svg:height="2.014cm" svg:x="8.393cm" svg:y="0.76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" draw:text-style-name="P1" draw:layer="layout" svg:width="0.001cm" svg:height="2.014cm" svg:x="11.198cm" svg:y="0.76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" draw:text-style-name="P1" draw:layer="layout" svg:width="4.158cm" svg:height="0.001cm" svg:x="2.241cm" svg:y="1.74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4" draw:text-style-name="P1" draw:layer="layout" svg:width="1.988cm" svg:height="0.001cm" svg:x="6.402cm" svg:y="1.74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5" draw:text-style-name="P1" draw:layer="layout" svg:width="2.802cm" svg:height="0.001cm" svg:x="8.393cm" svg:y="1.74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3" draw:layer="layout" svg:width="4.158cm" svg:height="1.112cm" svg:x="2.241cm" svg:y="0.678cm">
          <text:p text:style-name="P2"><text:span text:style-name="T1">h</text:span><text:span text:style-name="T2">k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1.988cm" svg:height="1.112cm" svg:x="6.402cm" svg:y="0.678cm">
          <text:p text:style-name="P2"><text:span text:style-name="T1">h</text:span><text:span text:style-name="T2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3" draw:layer="layout" svg:width="2.802cm" svg:height="1.112cm" svg:x="8.393cm" svg:y="0.678cm">
          <text:p text:style-name="P2"><text:span text:style-name="T1">h</text:span><text:span text:style-name="T2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" draw:text-style-name="P5" draw:layer="layout" svg:width="1.504cm" svg:height="0.25cm" svg:x="0.718cm" svg:y="1.602cm">
          <text:p text:style-name="P4"><text:span text:style-name="T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0" draw:text-style-name="P7" draw:layer="layout" svg:width="2.031cm" svg:height="0.25cm" svg:x="11.207cm" svg:y="1.629cm">
          <text:p text:style-name="P6"><text:span text:style-name="T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1" draw:text-style-name="P3" draw:layer="layout" svg:width="1.752cm" svg:height="1.016cm" svg:x="1.373cm" svg:y="2.785cm">
          <text:p text:style-name="P2"><text:span text:style-name="T3">t</text:span><text:span text:style-name="T4">k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2" draw:text-style-name="P3" draw:layer="layout" svg:width="1.752cm" svg:height="1.016cm" svg:x="5.524cm" svg:y="2.785cm">
          <text:p text:style-name="P2"><text:span text:style-name="T3">t</text:span><text:span text:style-name="T4">k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3" draw:text-style-name="P3" draw:layer="layout" svg:width="1.752cm" svg:height="1.016cm" svg:x="7.533cm" svg:y="2.785cm">
          <text:p text:style-name="P2"><text:span text:style-name="T3">t</text:span><text:span text:style-name="T4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4" draw:text-style-name="P3" draw:layer="layout" svg:width="1.752cm" svg:height="1.016cm" svg:x="10.254cm" svg:y="2.785cm">
          <text:p text:style-name="P2"><text:span text:style-name="T3">t</text:span><text:span text:style-name="T4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3" draw:layer="layout" svg:width="1.752cm" svg:height="1.096cm" svg:x="12.641cm" svg:y="2.699cm">
          <text:p text:style-name="P2"><text:span text:style-name="T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1" draw:style-name="gr16" draw:text-style-name="P1" draw:layer="layout" svg:x1="1.965cm" svg:y1="2.589cm" svg:x2="1.966cm" svg:y2="2.924cm">
          <text:p/>
        </draw:line>
        <draw:line draw:name="Line 142" draw:style-name="gr16" draw:text-style-name="P1" draw:layer="layout" svg:x1="4.917cm" svg:y1="2.576cm" svg:x2="4.918cm" svg:y2="2.911cm">
          <text:p/>
        </draw:line>
        <draw:line draw:name="Line 143" draw:style-name="gr16" draw:text-style-name="P1" draw:layer="layout" svg:x1="7.87cm" svg:y1="2.576cm" svg:x2="7.871cm" svg:y2="2.911cm">
          <text:p/>
        </draw:line>
        <draw:line draw:name="Line 144" draw:style-name="gr16" draw:text-style-name="P1" draw:layer="layout" svg:x1="10.822cm" svg:y1="2.576cm" svg:x2="10.823cm" svg:y2="2.911cm">
          <text:p/>
        </draw:line>
        <draw:custom-shape draw:name="CustomShape 145" draw:style-name="gr17" draw:text-style-name="P9" draw:layer="layout" svg:width="1.637cm" svg:height="0.693cm" svg:x="0.601cm" svg:y="2.01cm">
          <text:p text:style-name="P8"><text:span text:style-name="T6">(k-2)/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8" draw:text-style-name="P9" draw:layer="layout" svg:width="1.752cm" svg:height="0.693cm" svg:x="3.458cm" svg:y="2.01cm">
          <text:p text:style-name="P8"><text:span text:style-name="T6">(k-1)/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9" draw:text-style-name="P9" draw:layer="layout" svg:width="1.752cm" svg:height="0.693cm" svg:x="9.402cm" svg:y="2.01cm">
          <text:p text:style-name="P8"><text:span text:style-name="T6">(k+1)/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20" draw:text-style-name="P9" draw:layer="layout" svg:width="1.752cm" svg:height="0.693cm" svg:x="6.43cm" svg:y="2.01cm">
          <text:p text:style-name="P8"><text:span text:style-name="T6">(k)/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1" draw:text-style-name="P11" draw:layer="layout" svg:width="1.409cm" svg:height="0.728cm" svg:x="11.207cm" svg:y="1.145cm">
          <text:p text:style-name="P10"><text:span text:style-name="T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2" draw:text-style-name="P11" draw:layer="layout" svg:width="1.409cm" svg:height="0.728cm" svg:x="0.833cm" svg:y="1.125cm">
          <text:p text:style-name="P10"><text:span text:style-name="T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199999809265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114cm" fo:margin-bottom="0cm" fo:text-indent="0cm"/>
      <style:text-properties fo:font-size="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085cm" fo:margin-bottom="0cm" fo:text-indent="0cm"/>
      <style:text-properties fo:font-size="6.90000009536743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057cm" fo:margin-bottom="0cm" fo:text-indent="0cm"/>
      <style:text-properties fo:font-size="5.69999980926514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28cm" fo:margin-bottom="0cm" fo:text-indent="0cm"/>
      <style:text-properties fo:font-size="5.69999980926514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5cm" fo:page-height="4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2.792cm" svg:x="1cm" svg:y="4.876cm"/>
      <draw:page-thumbnail draw:layer="backgroundobjects" svg:width="8.999cm" svg:height="2.792cm" svg:x="1cm" svg:y="13.452cm"/>
      <draw:page-thumbnail draw:layer="backgroundobjects" svg:width="8.999cm" svg:height="2.792cm" svg:x="1cm" svg:y="22.028cm"/>
      <draw:page-thumbnail draw:layer="backgroundobjects" svg:width="8.999cm" svg:height="2.792cm" svg:x="11cm" svg:y="4.876cm"/>
      <draw:page-thumbnail draw:layer="backgroundobjects" svg:width="8.999cm" svg:height="2.792cm" svg:x="11cm" svg:y="13.452cm"/>
      <draw:page-thumbnail draw:layer="backgroundobjects" svg:width="8.999cm" svg:height="2.792cm" svg:x="11cm" svg:y="22.028cm"/>
    </style:handout-master>
    <style:master-page style:name="Padrão" style:page-layout-name="PM1" draw:style-name="Mdp1">
      <draw:frame presentation:style-name="Padrão-title" draw:layer="backgroundobjects" svg:width="13.049cm" svg:height="0.751cm" svg:x="0.725cm" svg:y="0.179cm" presentation:class="title" presentation:placeholder="true">
        <draw:text-box/>
      </draw:frame>
      <draw:frame presentation:style-name="Padrão-outline1" draw:layer="backgroundobjects" svg:width="13.049cm" svg:height="2.61cm" svg:x="0.725cm" svg:y="1.052cm" presentation:class="outline" presentation:placeholder="true">
        <draw:text-box/>
      </draw:frame>
      <draw:frame presentation:style-name="Mpr1" draw:text-style-name="MP2" draw:layer="backgroundobjects" svg:width="3.378cm" svg:height="0.31cm" svg:x="0.725cm" svg:y="4.09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596cm" svg:height="0.31cm" svg:x="4.959cm" svg:y="4.09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378cm" svg:height="0.31cm" svg:x="10.396cm" svg:y="4.099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09:11:02.534000000</meta:creation-date>
    <dc:date>2018-12-27T09:12:05.156000000</dc:date>
    <meta:editing-duration>PT1M2S</meta:editing-duration>
    <meta:editing-cycles>2</meta:editing-cycles>
    <meta:generator>LibreOffice/6.0.5.2$Windows_X86_64 LibreOffice_project/54c8cbb85f300ac59db32fe8a675ff7683cd5a16</meta:generator>
    <meta:document-statistic meta:object-count="51"/>
  </office:meta>
</office:document-meta>
</file>